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c02" officeooo:paragraph-rsid="000b9164"/>
    </style:style>
    <style:style style:name="T1" style:family="text">
      <style:text-properties officeooo:rsid="00065a72"/>
    </style:style>
    <style:style style:name="T2" style:family="text">
      <style:text-properties officeooo:rsid="000b5deb"/>
    </style:style>
    <style:style style:name="T3" style:family="text">
      <style:text-properties officeooo:rsid="000b9164"/>
    </style:style>
    <style:style style:name="T4" style:family="text">
      <style:text-properties officeooo:rsid="000ced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/text:span><text:span text:style-name="T3">Foram realizados testes na rotina de atualização do campo A1_</text:span><text:span text:style-name="T4">SAL</text:span><text:span text:style-name="T3">DUP, para identificar a performasse e o consumo em termos de processamento, onde foi possível identificar:</text:span></text:p>
      <text:p text:style-name="P1"><text:span text:style-name="T2">- </text:span><text:span text:style-name="T3">Total de registros processados: 1857892</text:span><text:span text:style-name="T2">.</text:span></text:p>
      <text:p text:style-name="P1"><text:span text:style-name="T2">- </text:span><text:span text:style-name="T3">Tempo total para atualização de registros: 6hrs.</text:span></text:p>
      <text:p text:style-name="P1"><text:span text:style-name="T2">- </text:span><text:span text:style-name="T3">Media de atualização de 20000 registros a cada 30 minutos</text:span></text:p>
      <text:p text:style-name="P1"><text:tab/><text:span text:style-name="T3">Para a execução da rotina, foram implementados os campos A1_XFLGPR e A1_X_FLGDT, sendo atualizados no momento da execução da rotina onde:</text:span></text:p>
      <text:p text:style-name="P1"><text:span text:style-name="T2">- </text:span><text:span text:style-name="T3">A1_X_FLGPR é utilizado para informar se o registro encontra-se processado, sendo o seu conteúdo atualizado após o campo A1_SALDUP encontra-se atualizado. O campo fica disponível no cadastro do usuário de maneira que pode alterado para o reprocessamento.</text:span></text:p>
      <text:p text:style-name="P1"><text:span text:style-name="T2">- </text:span><text:span text:style-name="T3">A1_X_FLGDT é utilizado para demonstrar o da data em que o registro foi processado pelo sistem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08:39:33.888404222</meta:creation-date>
    <dc:date>2021-10-28T16:26:04.473099988</dc:date>
    <meta:editing-duration>PT1H8M57S</meta:editing-duration>
    <meta:editing-cycles>6</meta:editing-cycles>
    <meta:generator>LibreOffice/7.0.4.2$Linux_X86_64 LibreOffice_project/dcf040e67528d9187c66b2379df5ea4407429775</meta:generator>
    <meta:document-statistic meta:table-count="0" meta:image-count="0" meta:object-count="0" meta:page-count="1" meta:paragraph-count="7" meta:word-count="126" meta:character-count="812" meta:non-whitespace-character-count="691"/>
  </office:meta>
</office:document-meta>
</file>